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officeooo:paragraph-rsid="000e0f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plain entropy</text:p>
      <text:p text:style-name="Standard"/>
      <text:p text:style-name="P1">{"anchored_response":"Entropy is a concept with various interpretations across different scientific fields, but it generally refers to a measure of disorder, randomness, or uncertainty in a system.\n\n1. **Thermodynamics**: In this context, entropy measures the level of disorder or randomness in a physical system. According to the second law of thermodynamics, the total entropy of an isolated system always increases over time, leading to the inevitable decline into disorder. This law explains various natural processes, such as why heat flows from hot to cold objects.\n\n2. **Statistical Mechanics**: Here, entropy quantifies the number of microscopic configurations that correspond to a thermodynamic system's macroscopic state. A system with high entropy has many possible configurations and appears more disordered.\n\n3. **Information Theory**: Proposed by Claude Shannon, entropy in this context is the measure of uncertainty or the amount of surprise related to random variables or information content. High entropy indicates high unpredictability and vice versa. For example, a random string of bits has higher entropy than a string of repetitive bits.\n\n4. **Cosmology**: In the study of the universe, entropy is associated with the concept of the \"arrow of time\" because it tends to increase as the universe evolves, providing a direction from past to future.\n\nIn all these contexts, entropy is a crucial concept for understanding the nature of spontaneous processes, the flow of information, and the fundamental operations of physical systems.",</text:p>
      <text:p text:style-name="P1"/>
      <text:p text:style-name="P1">"raw_response":"Entropy, in its most general sense, is a measure of uncertainty or randomness within a system. It is a concept that appears in various fields such as physics, information theory, and thermodynamics, each with a slightly different interpretation.\n\n1. **Thermodynamics**: In thermodynamics, entropy is a measure of the amount of disorder or randomness in a system. It is a fundamental concept that helps describe the second law of thermodynamics, which states that the total entropy of an isolated system can never decrease over time. This implies that natural processes tend to move towards a state of maximum entropy, or disorder. Entropy in this context is typically associated with the unavailability of a system's energy to do work and is often described as a measure of energy dispersal within a system.\n\n2. **Statistical Mechanics**: In statistical mechanics, entropy provides a quantitative measure of the number of microscopic configurations that correspond to a thermodynamic system's macroscopic state. The Boltzmann entropy formula \\( S = k \\cdot \\ln(W) \\), where \\( S \\) is entropy, \\( k \\) is Boltzmann's constant, and \\( W \\) is the number of microstates, captures this idea. It links the microscopic details of a system with its macroscopic observables.\n\n3. **Information Theory**: In the context of information theory, entropy is used to quantify the amount of uncertainty or information content. Proposed by Claude Shannon, the Shannon entropy measures the average unpredictability of a random variable, or equivalently, the average amount of information produced by a stochastic process. The formula for Shannon entropy is given by \\( H(X) = -\\sum p(x) \\log_b p(x) \\), where \\( p(x) \\) is the probability of a given outcome \\( x \\), and the base \\( b \\) of the logarithm is usually 2, making the measurement in bits.\n\n4. **Other Applications**: Entropy is used in various other fields including computer science, cryptography, ecology, and economics, often to describe diversity, complexity, or uncertainty.\n\nIn summary, while the concept of entropy may appear under different guises across disciplines, it fundamentally captures the notion of uncertainty, disorder, or the number of ways a system can be arranged."}</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4:44:59.225238800</meta:creation-date>
    <dc:date>2025-12-19T04:56:32.213142100</dc:date>
    <meta:editing-duration>PT1M8S</meta:editing-duration>
    <meta:editing-cycles>1</meta:editing-cycles>
    <meta:generator>LibreOffice/25.8.3.2$Windows_X86_64 LibreOffice_project/8ca8d55c161d602844f5428fa4b58097424e324e</meta:generator>
    <meta:document-statistic meta:table-count="0" meta:image-count="0" meta:object-count="0" meta:page-count="1" meta:paragraph-count="3" meta:word-count="575" meta:character-count="3860" meta:non-whitespace-character-count="3288"/>
  </office:meta>
</office:document-meta>
</file>